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7.9333in" fo:margin-left="-0.4958in" fo:margin-top="0in" fo:margin-bottom="0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6.433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A4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2.5" style:family="table-row">
      <style:table-row-properties style:min-row-height="6.1931in" fo:keep-together="auto"/>
    </style:style>
    <style:style style:name="P1" style:family="paragraph" style:parent-style-name="Standard">
      <style:text-properties officeooo:paragraph-rsid="000972f2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0972f2"/>
    </style:style>
    <style:style style:name="P3" style:family="paragraph" style:parent-style-name="Standard">
      <style:paragraph-properties fo:margin-top="0in" fo:margin-bottom="0in" loext:contextual-spacing="false"/>
      <style:text-properties fo:color="#424456" officeooo:paragraph-rsid="000972f2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0972f2"/>
    </style:style>
    <style:style style:name="P5" style:family="paragraph" style:parent-style-name="Section">
      <style:paragraph-properties fo:margin-top="0in" fo:margin-bottom="0in" loext:contextual-spacing="false" fo:line-height="100%"/>
      <style:text-properties officeooo:paragraph-rsid="000972f2"/>
    </style:style>
    <style:style style:name="P6" style:family="paragraph" style:parent-style-name="Subsection">
      <style:paragraph-properties fo:margin-top="0in" fo:margin-bottom="0in" loext:contextual-spacing="false"/>
      <style:text-properties officeooo:rsid="00032f9f" officeooo:paragraph-rsid="000972f2"/>
    </style:style>
    <style:style style:name="P7" style:family="paragraph" style:parent-style-name="Subsection">
      <style:paragraph-properties fo:margin-top="0in" fo:margin-bottom="0in" loext:contextual-spacing="false" fo:line-height="100%"/>
      <style:text-properties officeooo:paragraph-rsid="000972f2"/>
    </style:style>
    <style:style style:name="P8" style:family="paragraph" style:parent-style-name="Subsection">
      <style:paragraph-properties fo:margin-top="0in" fo:margin-bottom="0in" loext:contextual-spacing="false"/>
      <style:text-properties officeooo:paragraph-rsid="000972f2"/>
    </style:style>
    <style:style style:name="P9" style:family="paragraph" style:parent-style-name="List_20_Bullet">
      <style:paragraph-properties fo:margin-left="0in" fo:margin-right="0in" fo:margin-top="0in" fo:margin-bottom="0in" loext:contextual-spacing="true" fo:line-height="100%" fo:text-indent="0in" style:auto-text-indent="false"/>
      <style:text-properties fo:font-weight="bold" officeooo:paragraph-rsid="000972f2" style:font-weight-asian="bold"/>
    </style:style>
    <style:style style:name="P10" style:family="paragraph" style:parent-style-name="List_20_Bullet">
      <style:paragraph-properties fo:margin-left="0in" fo:margin-right="0in" fo:margin-top="0in" fo:margin-bottom="0in" loext:contextual-spacing="true" fo:text-indent="0in" style:auto-text-indent="false"/>
      <style:text-properties fo:color="#213f43" officeooo:paragraph-rsid="000972f2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424456" officeooo:paragraph-rsid="000972f2"/>
    </style:style>
    <style:style style:name="P12" style:family="paragraph" style:parent-style-name="Standard">
      <style:paragraph-properties fo:margin-top="0in" fo:margin-bottom="0in" loext:contextual-spacing="false"/>
      <style:text-properties fo:color="#424456" officeooo:paragraph-rsid="000972f2"/>
    </style:style>
    <style:style style:name="P13" style:family="paragraph" style:parent-style-name="Standard" style:list-style-name="WWNum14">
      <style:paragraph-properties fo:margin-top="0in" fo:margin-bottom="0in" loext:contextual-spacing="false"/>
      <style:text-properties fo:color="#424456" officeooo:paragraph-rsid="000972f2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213f43" officeooo:paragraph-rsid="000972f2"/>
    </style:style>
    <style:style style:name="P15" style:family="paragraph" style:parent-style-name="Standard">
      <style:paragraph-properties fo:margin-top="0in" fo:margin-bottom="0in" loext:contextual-spacing="false"/>
      <style:text-properties officeooo:rsid="000b6350" officeooo:paragraph-rsid="000b6350"/>
    </style:style>
    <style:style style:name="P16" style:family="paragraph" style:parent-style-name="Subsection">
      <style:paragraph-properties fo:margin-top="0in" fo:margin-bottom="0in" loext:contextual-spacing="false"/>
      <style:text-properties officeooo:rsid="000b6350" officeooo:paragraph-rsid="000b6350"/>
    </style:style>
    <style:style style:name="P17" style:family="paragraph" style:parent-style-name="List_20_Bullet" style:list-style-name="WWNum14">
      <style:paragraph-properties fo:margin-top="0in" fo:margin-bottom="0in" loext:contextual-spacing="true"/>
      <style:text-properties officeooo:paragraph-rsid="000972f2"/>
    </style:style>
    <style:style style:name="P18" style:family="paragraph" style:parent-style-name="List_20_Bullet" style:list-style-name="WWNum14">
      <style:paragraph-properties fo:margin-top="0in" fo:margin-bottom="0in" loext:contextual-spacing="true"/>
      <style:text-properties officeooo:rsid="000972f2" officeooo:paragraph-rsid="000972f2"/>
    </style:style>
    <style:style style:name="P19" style:family="paragraph" style:parent-style-name="List_20_Bullet" style:list-style-name="WWNum14">
      <style:paragraph-properties fo:margin-top="0in" fo:margin-bottom="0in" loext:contextual-spacing="true"/>
      <style:text-properties fo:color="#424456" officeooo:rsid="000af714" officeooo:paragraph-rsid="000af714"/>
    </style:style>
    <style:style style:name="P20" style:family="paragraph" style:parent-style-name="List_20_Bullet" style:list-style-name="WWNum14">
      <style:paragraph-properties fo:margin-top="0in" fo:margin-bottom="0in" loext:contextual-spacing="true"/>
      <style:text-properties fo:color="#424456" officeooo:rsid="000b6350" officeooo:paragraph-rsid="000b6350"/>
    </style:style>
    <style:style style:name="P21" style:family="paragraph" style:parent-style-name="List_20_Bullet">
      <style:paragraph-properties fo:margin-left="0in" fo:margin-right="0in" fo:margin-top="0in" fo:margin-bottom="0in" loext:contextual-spacing="true" fo:text-indent="0in" style:auto-text-indent="false"/>
      <style:text-properties fo:color="#424456" officeooo:rsid="000af714" officeooo:paragraph-rsid="000af714"/>
    </style:style>
    <style:style style:name="T1" style:family="text">
      <style:text-properties fo:color="#213f43" style:font-name="Trebuchet MS" fo:font-size="14pt" fo:font-weight="bold" style:font-size-asian="14pt" style:font-weight-asian="bold" style:font-size-complex="14pt"/>
    </style:style>
    <style:style style:name="T2" style:family="text">
      <style:text-properties fo:color="#213f43" style:font-name="Trebuchet MS" fo:font-size="14pt" fo:font-weight="bold" officeooo:rsid="00032f9f" style:font-size-asian="14pt" style:font-weight-asian="bold" style:font-size-complex="14pt"/>
    </style:style>
    <style:style style:name="T3" style:family="text">
      <style:text-properties fo:color="#424456"/>
    </style:style>
    <style:style style:name="T4" style:family="text">
      <style:text-properties fo:color="#424456" officeooo:rsid="00032f9f"/>
    </style:style>
    <style:style style:name="T5" style:family="text">
      <style:text-properties fo:color="#424456" officeooo:rsid="000972f2"/>
    </style:style>
    <style:style style:name="T6" style:family="text">
      <style:text-properties fo:color="#424456" style:text-position="super 58%"/>
    </style:style>
    <style:style style:name="T7" style:family="text">
      <style:text-properties fo:color="#424456" officeooo:rsid="000b6350"/>
    </style:style>
    <style:style style:name="T8" style:family="text">
      <style:text-properties officeooo:rsid="00097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ewell </text:span><text:span text:style-name="T2">White</text:span></text:p>
      <text:p text:style-name="P2"><text:span text:style-name="T3">709 2</text:span><text:span text:style-name="T6">nd</text:span><text:span text:style-name="T3"> st NW #1</text:span></text:p>
      <text:p text:style-name="P11">Puyallup, WA 98371</text:p>
      <text:p text:style-name="P2"><text:span text:style-name="T3">253.</text:span><text:span text:style-name="T4">777</text:span><text:span text:style-name="T3">.</text:span><text:span text:style-name="T4">6380</text:span></text:p>
      <text:p text:style-name="P2"><text:a xlink:type="simple" xlink:href="mailto:Jewellsmailbox@gmail.com" text:style-name="Internet_20_link" text:visited-style-name="Visited_20_Internet_20_Link"><text:span text:style-name="T3">Jewel</text:span></text:a><text:a xlink:type="simple" xlink:href="mailto:Jewellsmailbox@gmail.com" text:style-name="Internet_20_link" text:visited-style-name="Visited_20_Internet_20_Link"><text:span text:style-name="T4">lsmailbox</text:span></text:a><text:a xlink:type="simple" xlink:href="mailto:Jewellsmailbox@gmail.com" text:style-name="Internet_20_link" text:visited-style-name="Visited_20_Internet_20_Link"><text:span text:style-name="T3">@gmail.com</text:span></text:a>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Objective</text:p>
          </table:table-cell>
          <table:table-cell table:style-name="Table2.A1" office:value-type="string">
            <text:p text:style-name="P14">I hope to utilize my knowledge and broad range of job skills as a valuable and permanent member of your team. Though I have most recently been self employed as well as a student, gaining employment is my first priority and I am prepared to learn any new skills necessary to prove myself as a valuable employee. 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5">Education</text:p>
          </table:table-cell>
          <table:table-cell table:style-name="Table2.A1" office:value-type="string">
            <text:p text:style-name="P8">Everglades University<text:span text:style-name="T5">\</text:span></text:p>
            <text:list xml:id="list2989761534023288638" text:style-name="WWNum14">
              <text:list-item>
                <text:p text:style-name="P17">Bachelor’s of Science in Alternative Medicine <text:span text:style-name="T8">2017</text:span>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8">Puyallup High School</text:p>
            <text:list xml:id="list173160068917053" text:continue-numbering="true" text:style-name="WWNum14">
              <text:list-item>
                <text:p text:style-name="P18">High School Diploma 2005</text:p>
                <text:p text:style-name="P18"/>
              </text:list-item>
            </text:list>
          </table:table-cell>
        </table:table-row>
        <table:table-row table:style-name="Table2.5">
          <table:table-cell table:style-name="Table2.A1" office:value-type="string">
            <text:p text:style-name="P5">Experience</text:p>
            <text:p text:style-name="P5"/>
          </table:table-cell>
          <table:table-cell table:style-name="Table2.A1" office:value-type="string">
            <text:p text:style-name="P6">Community Association Assistant Manager</text:p>
            <text:p text:style-name="P4"><text:span text:style-name="T4">October 2017</text:span><text:span text:style-name="T3"> - Current</text:span></text:p>
            <text:list xml:id="list173159555771455" text:continue-numbering="true" text:style-name="WWNum14">
              <text:list-item>
                <text:p text:style-name="P19">As a CA Assistant Manager, I am responsible for providing administrative services to 23 different condo and home association residents. This includes writing work orders for various home-related issues, scheduling and organizing board meetings, collecting dues and sending statements, and providing legal information to the residents and their boards. </text:p>
              </text:list-item>
            </text:list>
            <text:p text:style-name="P21"/>
            <text:p text:style-name="P16">Personal Assistant</text:p>
            <text:p text:style-name="P15"><text:span text:style-name="T7">2</text:span><text:span text:style-name="T3">012-2017</text:span></text:p>
            <text:list xml:id="list173159421177000" text:continue-numbering="true" text:style-name="WWNum14">
              <text:list-item>
                <text:p text:style-name="P20">I started my own house cleaning business in 2012 which grew into a personal assisting business. As well as cleaning houses, I also provided errand running, grocery shopping, appointment scheduling, cooking and various other personal assisting duties. </text:p>
              </text:list-item>
            </text:list>
            <text:p text:style-name="P10"/>
            <text:p text:style-name="P8">Shift Lead at Mud Bay in Sumner, WA</text:p>
            <text:p text:style-name="P4"><text:span text:style-name="T3">20</text:span><text:span text:style-name="T7">09</text:span><text:span text:style-name="T3">– 20</text:span><text:span text:style-name="T4">1</text:span><text:span text:style-name="T7">2</text:span></text:p>
            <text:list xml:id="list173160821509923" text:continue-numbering="true" text:style-name="WWNum14">
              <text:list-item>
                <text:p text:style-name="P17">At Mud Bay, a natural dog and cat food store, I was responsible for opening and closing the store, managing, training and hiring employees, making funds deposits at our financial institution, and providing customer service. </text:p>
              </text:list-item>
            </text:list>
            <text:p text:style-name="P3"><text:s text:c="6"/>Conatct Katie Marquart, Manager at (253) 863.0513</text:p>
            <text:p text:style-name="P3"/>
            <text:p text:style-name="P8">Administrative Assistant at South Hill Collision – Puyallup, WA</text:p>
            <text:p text:style-name="P4"><text:span text:style-name="T3">2006– 200</text:span><text:span text:style-name="T7">9</text:span></text:p>
            <text:list xml:id="list173159672880833" text:continue-numbering="true" text:style-name="WWNum14">
              <text:list-item>
                <text:p text:style-name="P17">At South Hill Collision, my responsibilities included writing work orders for customer’s automobiles, ordering automobile parts, completing employee payroll and managing vendor accounts. </text:p>
                <text:p text:style-name="P13">Contact Kathy Kucera, owner, at (253) 840.2269</text:p>
              </text:list-item>
            </text:list>
            <text:p text:style-name="P3"><text:s text:c="6"/></text:p>
          </table:table-cell>
        </table:table-row>
        <text:soft-page-break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ction" style:family="paragraph" style:parent-style-name="Standard" style:default-outline-level="">
      <style:paragraph-properties fo:margin-top="0in" fo:margin-bottom="0in" loext:contextual-spacing="false" fo:line-height="100%"/>
      <style:text-properties fo:color="#438086" style:font-name="Trebuchet MS" fo:font-family="'Trebuchet MS'" style:font-family-generic="roman" style:font-pitch="variable" fo:font-size="11pt" fo:font-weight="bold" style:font-size-asian="11pt" style:font-weight-asian="bold" style:font-size-complex="11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_20_Bullet" style:display-name="List Bullet" style:family="paragraph" style:parent-style-name="Normal_20_Indent" style:default-outline-level="">
      <style:paragraph-properties fo:margin-top="0in" fo:margin-bottom="0in" loext:contextual-spacing="true" fo:line-height="100%"/>
      <style:text-properties fo:color="#213f43"/>
    </style:style>
    <style:style style:name="Subsection" style:family="paragraph" style:parent-style-name="Standard" style:default-outline-level="">
      <style:paragraph-properties fo:margin-top="0in" fo:margin-bottom="0in" loext:contextual-spacing="false" fo:line-height="100%"/>
      <style:text-properties fo:color="#424456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8" style:display-name="ListLabel 28" style:family="text">
      <style:text-properties fo:color="#438086"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7:00:47.041655280</meta:creation-date>
    <dc:date>2018-03-02T17:31:59.003688049</dc:date>
    <meta:editing-duration>PT5M5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29" meta:word-count="285" meta:character-count="1872" meta:non-whitespace-character-count="1604"/>
  </office:meta>
</office:document-meta>
</file>